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24pt" style:font-size-asian="24pt" style:font-size-complex="24pt"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3" style:family="table-cell" style:parent-style-name="Default" style:data-style-name="N3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4" style:family="table-cell" style:parent-style-name="Default" style:data-style-name="N4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style:vertical-align="middle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1383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3.730625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3.04270833333333cm"/>
    </style:style>
    <style:style style:name="co14" style:family="table-column">
      <style:table-column-properties fo:break-before="auto" style:column-width="4.92125cm"/>
    </style:style>
    <style:style style:name="co15" style:family="table-column">
      <style:table-column-properties fo:break-before="auto" style:column-width="2.35479166666667cm"/>
    </style:style>
    <style:style style:name="co16" style:family="table-column">
      <style:table-column-properties fo:break-before="auto" style:column-width="2.72520833333333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9.8pt" style:use-optimal-row-height="true" fo:break-before="auto"/>
    </style:style>
    <style:style style:name="ro4" style:family="table-row">
      <style:table-row-properties style:row-height="90pt" style:use-optimal-row-height="false" fo:break-before="auto"/>
    </style:style>
    <style:style style:name="ro5" style:family="table-row">
      <style:table-row-properties style:row-height="25.05pt" style:use-optimal-row-height="false" fo:break-before="auto"/>
    </style:style>
    <style:style style:name="ro6" style:family="table-row">
      <style:table-row-properties style:row-height="19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01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42" table:default-cell-style-name="ce3"/>
        <table:table-row table:style-name="ro1">
          <table:table-cell office:value-type="string" table:number-columns-spanned="14" table:number-rows-spanned="1" table:style-name="ce1">
            <table:cell-range-source table:name="HTML_1" table:last-column-spanned="14" table:last-row-spanned="23" xlink:href="Http://mis.banking.devex:81/FR/temp/43356_FR101_10.htm"/>
            <text:p><text:span text:style-name="T2">信用卡重要業務及財務資訊</text:span>(<text:span text:style-name="T2">資訊揭露</text:span>)</text:p>
          </table:table-cell>
          <table:covered-table-cell table:number-columns-repeated="13"/>
          <table:table-cell table:number-columns-repeated="16370"/>
        </table:table-row>
        <table:table-row table:number-rows-repeated="2" table:style-name="ro2">
          <table:table-cell table:number-columns-repeated="14" table:style-name="ce4"/>
          <table:table-cell table:number-columns-repeated="16370"/>
        </table:table-row>
        <table:table-row table:style-name="ro3">
          <table:table-cell office:value-type="string" table:style-name="ce5">
            <text:p><text:span text:style-name="T4">單位：新臺幣千元，卡</text:span></text:p>
          </table:table-cell>
          <table:table-cell table:number-columns-repeated="5" table:style-name="ce6"/>
          <table:table-cell office:value-type="string" table:style-name="ce7">
            <text:p>資料月份：110 年11 月</text:p>
          </table:table-cell>
          <table:table-cell table:number-columns-repeated="6" table:style-name="ce6"/>
          <table:table-cell table:style-name="ce8"/>
          <table:table-cell table:number-columns-repeated="16370"/>
        </table:table-row>
        <table:table-row table:style-name="ro4">
          <table:table-cell office:value-type="string" table:style-name="ce9">
            <text:p><text:span text:style-name="T4">金融機構名稱　</text:span></text:p>
          </table:table-cell>
          <table:table-cell office:value-type="string" table:style-name="ce10">
            <text:p><text:span text:style-name="T4">流通卡數　　　</text:span></text:p>
          </table:table-cell>
          <table:table-cell office:value-type="string" table:style-name="ce10">
            <text:p><text:span text:style-name="T4">有效卡數　　　</text:span></text:p>
          </table:table-cell>
          <table:table-cell office:value-type="string" table:style-name="ce10">
            <text:p><text:span text:style-name="T4">當月發卡數　　　</text:span></text:p>
          </table:table-cell>
          <table:table-cell office:value-type="string" table:style-name="ce10">
            <text:p><text:span text:style-name="T4">當月停卡數　　　</text:span></text:p>
          </table:table-cell>
          <table:table-cell office:value-type="string" table:style-name="ce10">
            <text:p><text:span text:style-name="T4">循環信用餘額　　</text:span></text:p>
          </table:table-cell>
          <table:table-cell office:value-type="string" table:style-name="ce10">
            <text:p><text:span text:style-name="T4">未到期分期付款餘額　</text:span></text:p>
          </table:table-cell>
          <table:table-cell office:value-type="string" table:style-name="ce10">
            <text:p><text:span text:style-name="T4">當月簽帳金額　　</text:span></text:p>
          </table:table-cell>
          <table:table-cell office:value-type="string" table:style-name="ce10">
            <text:p><text:span text:style-name="T4">當月預借現金金額　　</text:span></text:p>
          </table:table-cell>
          <table:table-cell office:value-type="string" table:style-name="ce10">
            <text:p><text:span text:style-name="T4">逾期三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逾期六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備抵呆帳提足率</text:span>(%)<text:s/></text:p>
          </table:table-cell>
          <table:table-cell office:value-type="string" table:style-name="ce10">
            <text:p><text:span text:style-name="T4">當月轉銷呆帳金額　</text:span><text:s/></text:p>
          </table:table-cell>
          <table:table-cell office:value-type="string" table:style-name="ce10">
            <text:p><text:span text:style-name="T4">當年度轉銷呆帳金額累計至資料月份</text:span></text:p>
          </table:table-cell>
          <table:table-cell table:number-columns-repeated="16370" table:style-name="ce11"/>
        </table:table-row>
        <table:table-row table:style-name="ro5">
          <table:table-cell office:value-type="string" table:style-name="ce12">
            <text:p><text:span text:style-name="T4">臺灣銀行</text:span></text:p>
          </table:table-cell>
          <table:table-cell office:value-type="float" office:value="233490" table:style-name="ce13">
            <text:p>233,490</text:p>
          </table:table-cell>
          <table:table-cell office:value-type="float" office:value="113526" table:style-name="ce13">
            <text:p>113,526</text:p>
          </table:table-cell>
          <table:table-cell office:value-type="float" office:value="2700" table:style-name="ce13">
            <text:p>2,700</text:p>
          </table:table-cell>
          <table:table-cell office:value-type="float" office:value="1358" table:style-name="ce13">
            <text:p>1,358</text:p>
          </table:table-cell>
          <table:table-cell office:value-type="float" office:value="164200" table:style-name="ce13">
            <text:p>164,200</text:p>
          </table:table-cell>
          <table:table-cell office:value-type="float" office:value="64930" table:style-name="ce13">
            <text:p>64,930</text:p>
          </table:table-cell>
          <table:table-cell office:value-type="float" office:value="775715" table:style-name="ce13">
            <text:p>775,715</text:p>
          </table:table-cell>
          <table:table-cell office:value-type="float" office:value="650" table:style-name="ce13">
            <text:p>650</text:p>
          </table:table-cell>
          <table:table-cell office:value-type="float" office:value="0.06" table:style-name="ce14">
            <text:p>0.06</text:p>
          </table:table-cell>
          <table:table-cell office:value-type="float" office:value="0.02" table:style-name="ce14">
            <text:p>0.02</text:p>
          </table:table-cell>
          <table:table-cell office:value-type="float" office:value="1814.78" table:style-name="ce14">
            <text:p>1,814.78</text:p>
          </table:table-cell>
          <table:table-cell office:value-type="float" office:value="217" table:style-name="ce13">
            <text:p>217</text:p>
          </table:table-cell>
          <table:table-cell office:value-type="float" office:value="5825" table:style-name="ce13">
            <text:p>5,82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土地銀行</text:span></text:p>
          </table:table-cell>
          <table:table-cell office:value-type="float" office:value="352237" table:style-name="ce13">
            <text:p>352,237</text:p>
          </table:table-cell>
          <table:table-cell office:value-type="float" office:value="142038" table:style-name="ce13">
            <text:p>142,038</text:p>
          </table:table-cell>
          <table:table-cell office:value-type="float" office:value="4836" table:style-name="ce13">
            <text:p>4,836</text:p>
          </table:table-cell>
          <table:table-cell office:value-type="float" office:value="1955" table:style-name="ce13">
            <text:p>1,955</text:p>
          </table:table-cell>
          <table:table-cell office:value-type="float" office:value="352333" table:style-name="ce13">
            <text:p>352,333</text:p>
          </table:table-cell>
          <table:table-cell office:value-type="float" office:value="97689" table:style-name="ce13">
            <text:p>97,689</text:p>
          </table:table-cell>
          <table:table-cell office:value-type="float" office:value="871840" table:style-name="ce13">
            <text:p>871,840</text:p>
          </table:table-cell>
          <table:table-cell office:value-type="float" office:value="664" table:style-name="ce13">
            <text:p>664</text:p>
          </table:table-cell>
          <table:table-cell office:value-type="float" office:value="0.24" table:style-name="ce14">
            <text:p>0.24</text:p>
          </table:table-cell>
          <table:table-cell office:value-type="float" office:value="0.19" table:style-name="ce14">
            <text:p>0.19</text:p>
          </table:table-cell>
          <table:table-cell office:value-type="float" office:value="1327.44" table:style-name="ce14">
            <text:p>1,327.44</text:p>
          </table:table-cell>
          <table:table-cell office:value-type="float" office:value="906" table:style-name="ce13">
            <text:p>906</text:p>
          </table:table-cell>
          <table:table-cell office:value-type="float" office:value="19044" table:style-name="ce13">
            <text:p>19,04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合作金庫商業銀行</text:span></text:p>
          </table:table-cell>
          <table:table-cell office:value-type="float" office:value="634411" table:style-name="ce13">
            <text:p>634,411</text:p>
          </table:table-cell>
          <table:table-cell office:value-type="float" office:value="375449" table:style-name="ce13">
            <text:p>375,449</text:p>
          </table:table-cell>
          <table:table-cell office:value-type="float" office:value="9919" table:style-name="ce13">
            <text:p>9,919</text:p>
          </table:table-cell>
          <table:table-cell office:value-type="float" office:value="4542" table:style-name="ce13">
            <text:p>4,542</text:p>
          </table:table-cell>
          <table:table-cell office:value-type="float" office:value="763727" table:style-name="ce13">
            <text:p>763,727</text:p>
          </table:table-cell>
          <table:table-cell office:value-type="float" office:value="1015695" table:style-name="ce13">
            <text:p>1,015,695</text:p>
          </table:table-cell>
          <table:table-cell office:value-type="float" office:value="3251016" table:style-name="ce13">
            <text:p>3,251,016</text:p>
          </table:table-cell>
          <table:table-cell office:value-type="float" office:value="1732" table:style-name="ce13">
            <text:p>1,732</text:p>
          </table:table-cell>
          <table:table-cell office:value-type="float" office:value="0.13" table:style-name="ce14">
            <text:p>0.13</text:p>
          </table:table-cell>
          <table:table-cell office:value-type="float" office:value="0.12" table:style-name="ce14">
            <text:p>0.12</text:p>
          </table:table-cell>
          <table:table-cell office:value-type="float" office:value="551.27" table:style-name="ce14">
            <text:p>551.27</text:p>
          </table:table-cell>
          <table:table-cell office:value-type="float" office:value="5669" table:style-name="ce13">
            <text:p>5,669</text:p>
          </table:table-cell>
          <table:table-cell office:value-type="float" office:value="48217" table:style-name="ce13">
            <text:p>48,21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第一商業銀行</text:span></text:p>
          </table:table-cell>
          <table:table-cell office:value-type="float" office:value="1413009" table:style-name="ce13">
            <text:p>1,413,009</text:p>
          </table:table-cell>
          <table:table-cell office:value-type="float" office:value="838798" table:style-name="ce13">
            <text:p>838,798</text:p>
          </table:table-cell>
          <table:table-cell office:value-type="float" office:value="19843" table:style-name="ce13">
            <text:p>19,843</text:p>
          </table:table-cell>
          <table:table-cell office:value-type="float" office:value="10706" table:style-name="ce13">
            <text:p>10,706</text:p>
          </table:table-cell>
          <table:table-cell office:value-type="float" office:value="1474475" table:style-name="ce13">
            <text:p>1,474,475</text:p>
          </table:table-cell>
          <table:table-cell office:value-type="float" office:value="2247622" table:style-name="ce13">
            <text:p>2,247,622</text:p>
          </table:table-cell>
          <table:table-cell office:value-type="float" office:value="5512411" table:style-name="ce13">
            <text:p>5,512,411</text:p>
          </table:table-cell>
          <table:table-cell office:value-type="float" office:value="7701" table:style-name="ce13">
            <text:p>7,701</text:p>
          </table:table-cell>
          <table:table-cell office:value-type="float" office:value="0.04" table:style-name="ce14">
            <text:p>0.04</text:p>
          </table:table-cell>
          <table:table-cell office:value-type="float" office:value="0" table:style-name="ce14">
            <text:p>0.00</text:p>
          </table:table-cell>
          <table:table-cell office:value-type="float" office:value="2212.84" table:style-name="ce14">
            <text:p>2,212.84</text:p>
          </table:table-cell>
          <table:table-cell office:value-type="float" office:value="4127" table:style-name="ce13">
            <text:p>4,127</text:p>
          </table:table-cell>
          <table:table-cell office:value-type="float" office:value="57465" table:style-name="ce13">
            <text:p>57,46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南商業銀行</text:span></text:p>
          </table:table-cell>
          <table:table-cell office:value-type="float" office:value="1039706" table:style-name="ce13">
            <text:p>1,039,706</text:p>
          </table:table-cell>
          <table:table-cell office:value-type="float" office:value="783501" table:style-name="ce13">
            <text:p>783,501</text:p>
          </table:table-cell>
          <table:table-cell office:value-type="float" office:value="9498" table:style-name="ce13">
            <text:p>9,498</text:p>
          </table:table-cell>
          <table:table-cell office:value-type="float" office:value="7611" table:style-name="ce13">
            <text:p>7,611</text:p>
          </table:table-cell>
          <table:table-cell office:value-type="float" office:value="972424" table:style-name="ce13">
            <text:p>972,424</text:p>
          </table:table-cell>
          <table:table-cell office:value-type="float" office:value="3444747" table:style-name="ce13">
            <text:p>3,444,747</text:p>
          </table:table-cell>
          <table:table-cell office:value-type="float" office:value="4442513" table:style-name="ce13">
            <text:p>4,442,513</text:p>
          </table:table-cell>
          <table:table-cell office:value-type="float" office:value="1371" table:style-name="ce13">
            <text:p>1,371</text:p>
          </table:table-cell>
          <table:table-cell office:value-type="float" office:value="0.12" table:style-name="ce14">
            <text:p>0.12</text:p>
          </table:table-cell>
          <table:table-cell office:value-type="float" office:value="0" table:style-name="ce14">
            <text:p>0.00</text:p>
          </table:table-cell>
          <table:table-cell office:value-type="float" office:value="481.08" table:style-name="ce14">
            <text:p>481.08</text:p>
          </table:table-cell>
          <table:table-cell office:value-type="float" office:value="0" table:style-name="ce13">
            <text:p>0</text:p>
          </table:table-cell>
          <table:table-cell office:value-type="float" office:value="39108" table:style-name="ce13">
            <text:p>39,10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彰化商業銀行</text:span></text:p>
          </table:table-cell>
          <table:table-cell office:value-type="float" office:value="568155" table:style-name="ce13">
            <text:p>568,155</text:p>
          </table:table-cell>
          <table:table-cell office:value-type="float" office:value="253182" table:style-name="ce13">
            <text:p>253,182</text:p>
          </table:table-cell>
          <table:table-cell office:value-type="float" office:value="3107" table:style-name="ce13">
            <text:p>3,107</text:p>
          </table:table-cell>
          <table:table-cell office:value-type="float" office:value="4246" table:style-name="ce13">
            <text:p>4,246</text:p>
          </table:table-cell>
          <table:table-cell office:value-type="float" office:value="316676" table:style-name="ce13">
            <text:p>316,676</text:p>
          </table:table-cell>
          <table:table-cell office:value-type="float" office:value="546805" table:style-name="ce13">
            <text:p>546,805</text:p>
          </table:table-cell>
          <table:table-cell office:value-type="float" office:value="1657027" table:style-name="ce13">
            <text:p>1,657,027</text:p>
          </table:table-cell>
          <table:table-cell office:value-type="float" office:value="741" table:style-name="ce13">
            <text:p>741</text:p>
          </table:table-cell>
          <table:table-cell office:value-type="float" office:value="0.17" table:style-name="ce14">
            <text:p>0.17</text:p>
          </table:table-cell>
          <table:table-cell office:value-type="float" office:value="0" table:style-name="ce14">
            <text:p>0.00</text:p>
          </table:table-cell>
          <table:table-cell office:value-type="float" office:value="729.62" table:style-name="ce14">
            <text:p>729.62</text:p>
          </table:table-cell>
          <table:table-cell office:value-type="float" office:value="1964" table:style-name="ce13">
            <text:p>1,964</text:p>
          </table:table-cell>
          <table:table-cell office:value-type="float" office:value="14349" table:style-name="ce13">
            <text:p>14,34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上海商業儲蓄銀行</text:span></text:p>
          </table:table-cell>
          <table:table-cell office:value-type="float" office:value="446153" table:style-name="ce13">
            <text:p>446,153</text:p>
          </table:table-cell>
          <table:table-cell office:value-type="float" office:value="230136" table:style-name="ce13">
            <text:p>230,136</text:p>
          </table:table-cell>
          <table:table-cell office:value-type="float" office:value="1964" table:style-name="ce13">
            <text:p>1,964</text:p>
          </table:table-cell>
          <table:table-cell office:value-type="float" office:value="1700" table:style-name="ce13">
            <text:p>1,700</text:p>
          </table:table-cell>
          <table:table-cell office:value-type="float" office:value="561548" table:style-name="ce13">
            <text:p>561,548</text:p>
          </table:table-cell>
          <table:table-cell office:value-type="float" office:value="934025" table:style-name="ce13">
            <text:p>934,025</text:p>
          </table:table-cell>
          <table:table-cell office:value-type="float" office:value="1327850" table:style-name="ce13">
            <text:p>1,327,850</text:p>
          </table:table-cell>
          <table:table-cell office:value-type="float" office:value="5184" table:style-name="ce13">
            <text:p>5,184</text:p>
          </table:table-cell>
          <table:table-cell office:value-type="float" office:value="0.1" table:style-name="ce14">
            <text:p>0.10</text:p>
          </table:table-cell>
          <table:table-cell office:value-type="float" office:value="7.0000000000000007E-2" table:style-name="ce14">
            <text:p>0.07</text:p>
          </table:table-cell>
          <table:table-cell office:value-type="float" office:value="2445.4299999999998" table:style-name="ce14">
            <text:p>2,445.43</text:p>
          </table:table-cell>
          <table:table-cell office:value-type="float" office:value="2068" table:style-name="ce13">
            <text:p>2,068</text:p>
          </table:table-cell>
          <table:table-cell office:value-type="float" office:value="25060" table:style-name="ce13">
            <text:p>25,06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北富邦商業銀行</text:span></text:p>
          </table:table-cell>
          <table:table-cell office:value-type="float" office:value="4169566" table:style-name="ce13">
            <text:p>4,169,566</text:p>
          </table:table-cell>
          <table:table-cell office:value-type="float" office:value="2797359" table:style-name="ce13">
            <text:p>2,797,359</text:p>
          </table:table-cell>
          <table:table-cell office:value-type="float" office:value="63999" table:style-name="ce13">
            <text:p>63,999</text:p>
          </table:table-cell>
          <table:table-cell office:value-type="float" office:value="16823" table:style-name="ce13">
            <text:p>16,823</text:p>
          </table:table-cell>
          <table:table-cell office:value-type="float" office:value="5745114" table:style-name="ce13">
            <text:p>5,745,114</text:p>
          </table:table-cell>
          <table:table-cell office:value-type="float" office:value="23606118" table:style-name="ce13">
            <text:p>23,606,118</text:p>
          </table:table-cell>
          <table:table-cell office:value-type="float" office:value="28909782" table:style-name="ce13">
            <text:p>28,909,782</text:p>
          </table:table-cell>
          <table:table-cell office:value-type="float" office:value="84381" table:style-name="ce13">
            <text:p>84,381</text:p>
          </table:table-cell>
          <table:table-cell office:value-type="float" office:value="0.05" table:style-name="ce14">
            <text:p>0.05</text:p>
          </table:table-cell>
          <table:table-cell office:value-type="float" office:value="0" table:style-name="ce14">
            <text:p>0.00</text:p>
          </table:table-cell>
          <table:table-cell office:value-type="float" office:value="2302.98" table:style-name="ce14">
            <text:p>2,302.98</text:p>
          </table:table-cell>
          <table:table-cell office:value-type="float" office:value="17179" table:style-name="ce13">
            <text:p>17,179</text:p>
          </table:table-cell>
          <table:table-cell office:value-type="float" office:value="241751" table:style-name="ce13">
            <text:p>241,75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國泰世華商業銀行</text:span></text:p>
          </table:table-cell>
          <table:table-cell office:value-type="float" office:value="7572016" table:style-name="ce13">
            <text:p>7,572,016</text:p>
          </table:table-cell>
          <table:table-cell office:value-type="float" office:value="5373796" table:style-name="ce13">
            <text:p>5,373,796</text:p>
          </table:table-cell>
          <table:table-cell office:value-type="float" office:value="75855" table:style-name="ce13">
            <text:p>75,855</text:p>
          </table:table-cell>
          <table:table-cell office:value-type="float" office:value="41311" table:style-name="ce13">
            <text:p>41,311</text:p>
          </table:table-cell>
          <table:table-cell office:value-type="float" office:value="17783924" table:style-name="ce13">
            <text:p>17,783,924</text:p>
          </table:table-cell>
          <table:table-cell office:value-type="float" office:value="19639916" table:style-name="ce13">
            <text:p>19,639,916</text:p>
          </table:table-cell>
          <table:table-cell office:value-type="float" office:value="50390855" table:style-name="ce13">
            <text:p>50,390,855</text:p>
          </table:table-cell>
          <table:table-cell office:value-type="float" office:value="219084" table:style-name="ce13">
            <text:p>219,084</text:p>
          </table:table-cell>
          <table:table-cell office:value-type="float" office:value="0.09" table:style-name="ce14">
            <text:p>0.09</text:p>
          </table:table-cell>
          <table:table-cell office:value-type="float" office:value="0" table:style-name="ce14">
            <text:p>0.00</text:p>
          </table:table-cell>
          <table:table-cell office:value-type="float" office:value="1513.06" table:style-name="ce14">
            <text:p>1,513.06</text:p>
          </table:table-cell>
          <table:table-cell office:value-type="float" office:value="23621" table:style-name="ce13">
            <text:p>23,621</text:p>
          </table:table-cell>
          <table:table-cell office:value-type="float" office:value="403309" table:style-name="ce13">
            <text:p>403,30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高雄銀行</text:span></text:p>
          </table:table-cell>
          <table:table-cell office:value-type="float" office:value="15815" table:style-name="ce13">
            <text:p>15,815</text:p>
          </table:table-cell>
          <table:table-cell office:value-type="float" office:value="5584" table:style-name="ce13">
            <text:p>5,584</text:p>
          </table:table-cell>
          <table:table-cell office:value-type="float" office:value="26" table:style-name="ce13">
            <text:p>26</text:p>
          </table:table-cell>
          <table:table-cell office:value-type="float" office:value="90" table:style-name="ce13">
            <text:p>90</text:p>
          </table:table-cell>
          <table:table-cell office:value-type="float" office:value="13624" table:style-name="ce13">
            <text:p>13,624</text:p>
          </table:table-cell>
          <table:table-cell office:value-type="float" office:value="443" table:style-name="ce13">
            <text:p>443</text:p>
          </table:table-cell>
          <table:table-cell office:value-type="float" office:value="188375" table:style-name="ce13">
            <text:p>188,375</text:p>
          </table:table-cell>
          <table:table-cell office:value-type="float" office:value="179" table:style-name="ce13">
            <text:p>179</text:p>
          </table:table-cell>
          <table:table-cell office:value-type="float" office:value="0.11" table:style-name="ce14">
            <text:p>0.11</text:p>
          </table:table-cell>
          <table:table-cell office:value-type="float" office:value="0.11" table:style-name="ce14">
            <text:p>0.11</text:p>
          </table:table-cell>
          <table:table-cell office:value-type="float" office:value="505.68" table:style-name="ce14">
            <text:p>505.68</text:p>
          </table:table-cell>
          <table:table-cell office:value-type="float" office:value="69" table:style-name="ce13">
            <text:p>69</text:p>
          </table:table-cell>
          <table:table-cell office:value-type="float" office:value="1039" table:style-name="ce13">
            <text:p>1,03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兆豐國際商業銀行</text:span></text:p>
          </table:table-cell>
          <table:table-cell office:value-type="float" office:value="1053412" table:style-name="ce13">
            <text:p>1,053,412</text:p>
          </table:table-cell>
          <table:table-cell office:value-type="float" office:value="628442" table:style-name="ce13">
            <text:p>628,442</text:p>
          </table:table-cell>
          <table:table-cell office:value-type="float" office:value="7500" table:style-name="ce13">
            <text:p>7,500</text:p>
          </table:table-cell>
          <table:table-cell office:value-type="float" office:value="3922" table:style-name="ce13">
            <text:p>3,922</text:p>
          </table:table-cell>
          <table:table-cell office:value-type="float" office:value="1704292" table:style-name="ce13">
            <text:p>1,704,292</text:p>
          </table:table-cell>
          <table:table-cell office:value-type="float" office:value="3552360" table:style-name="ce13">
            <text:p>3,552,360</text:p>
          </table:table-cell>
          <table:table-cell office:value-type="float" office:value="3967161" table:style-name="ce13">
            <text:p>3,967,161</text:p>
          </table:table-cell>
          <table:table-cell office:value-type="float" office:value="10686" table:style-name="ce13">
            <text:p>10,686</text:p>
          </table:table-cell>
          <table:table-cell office:value-type="float" office:value="0.2" table:style-name="ce14">
            <text:p>0.20</text:p>
          </table:table-cell>
          <table:table-cell office:value-type="float" office:value="0.05" table:style-name="ce14">
            <text:p>0.05</text:p>
          </table:table-cell>
          <table:table-cell office:value-type="float" office:value="646.35" table:style-name="ce14">
            <text:p>646.35</text:p>
          </table:table-cell>
          <table:table-cell office:value-type="float" office:value="5506" table:style-name="ce13">
            <text:p>5,506</text:p>
          </table:table-cell>
          <table:table-cell office:value-type="float" office:value="47255" table:style-name="ce13">
            <text:p>47,25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花旗</text:span>(<text:span text:style-name="T4">台灣</text:span>)<text:span text:style-name="T4">商業銀行</text:span></text:p>
          </table:table-cell>
          <table:table-cell office:value-type="float" office:value="2826193" table:style-name="ce13">
            <text:p>2,826,193</text:p>
          </table:table-cell>
          <table:table-cell office:value-type="float" office:value="2085973" table:style-name="ce13">
            <text:p>2,085,973</text:p>
          </table:table-cell>
          <table:table-cell office:value-type="float" office:value="18593" table:style-name="ce13">
            <text:p>18,593</text:p>
          </table:table-cell>
          <table:table-cell office:value-type="float" office:value="27768" table:style-name="ce13">
            <text:p>27,768</text:p>
          </table:table-cell>
          <table:table-cell office:value-type="float" office:value="9727775" table:style-name="ce13">
            <text:p>9,727,775</text:p>
          </table:table-cell>
          <table:table-cell office:value-type="float" office:value="10768619" table:style-name="ce13">
            <text:p>10,768,619</text:p>
          </table:table-cell>
          <table:table-cell office:value-type="float" office:value="18761210" table:style-name="ce13">
            <text:p>18,761,210</text:p>
          </table:table-cell>
          <table:table-cell office:value-type="float" office:value="116945" table:style-name="ce13">
            <text:p>116,945</text:p>
          </table:table-cell>
          <table:table-cell office:value-type="float" office:value="0.35" table:style-name="ce14">
            <text:p>0.35</text:p>
          </table:table-cell>
          <table:table-cell office:value-type="float" office:value="0.09" table:style-name="ce14">
            <text:p>0.09</text:p>
          </table:table-cell>
          <table:table-cell office:value-type="float" office:value="521.92999999999995" table:style-name="ce14">
            <text:p>521.93</text:p>
          </table:table-cell>
          <table:table-cell office:value-type="float" office:value="77928" table:style-name="ce13">
            <text:p>77,928</text:p>
          </table:table-cell>
          <table:table-cell office:value-type="float" office:value="445440" table:style-name="ce13">
            <text:p>445,44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中小企業銀行</text:span></text:p>
          </table:table-cell>
          <table:table-cell office:value-type="float" office:value="191251" table:style-name="ce13">
            <text:p>191,251</text:p>
          </table:table-cell>
          <table:table-cell office:value-type="float" office:value="99887" table:style-name="ce13">
            <text:p>99,887</text:p>
          </table:table-cell>
          <table:table-cell office:value-type="float" office:value="296" table:style-name="ce13">
            <text:p>296</text:p>
          </table:table-cell>
          <table:table-cell office:value-type="float" office:value="1479" table:style-name="ce13">
            <text:p>1,479</text:p>
          </table:table-cell>
          <table:table-cell office:value-type="float" office:value="294522" table:style-name="ce13">
            <text:p>294,522</text:p>
          </table:table-cell>
          <table:table-cell office:value-type="float" office:value="75215" table:style-name="ce13">
            <text:p>75,215</text:p>
          </table:table-cell>
          <table:table-cell office:value-type="float" office:value="817690" table:style-name="ce13">
            <text:p>817,690</text:p>
          </table:table-cell>
          <table:table-cell office:value-type="float" office:value="1537" table:style-name="ce13">
            <text:p>1,537</text:p>
          </table:table-cell>
          <table:table-cell office:value-type="float" office:value="0.11" table:style-name="ce14">
            <text:p>0.11</text:p>
          </table:table-cell>
          <table:table-cell office:value-type="float" office:value="0.06" table:style-name="ce14">
            <text:p>0.06</text:p>
          </table:table-cell>
          <table:table-cell office:value-type="float" office:value="311.95" table:style-name="ce14">
            <text:p>311.95</text:p>
          </table:table-cell>
          <table:table-cell office:value-type="float" office:value="911" table:style-name="ce13">
            <text:p>911</text:p>
          </table:table-cell>
          <table:table-cell office:value-type="float" office:value="13178" table:style-name="ce13">
            <text:p>13,17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渣打國際商業銀行</text:span></text:p>
          </table:table-cell>
          <table:table-cell office:value-type="float" office:value="390455" table:style-name="ce13">
            <text:p>390,455</text:p>
          </table:table-cell>
          <table:table-cell office:value-type="float" office:value="259297" table:style-name="ce13">
            <text:p>259,297</text:p>
          </table:table-cell>
          <table:table-cell office:value-type="float" office:value="1447" table:style-name="ce13">
            <text:p>1,447</text:p>
          </table:table-cell>
          <table:table-cell office:value-type="float" office:value="4171" table:style-name="ce13">
            <text:p>4,171</text:p>
          </table:table-cell>
          <table:table-cell office:value-type="float" office:value="1060730" table:style-name="ce13">
            <text:p>1,060,730</text:p>
          </table:table-cell>
          <table:table-cell office:value-type="float" office:value="456555" table:style-name="ce13">
            <text:p>456,555</text:p>
          </table:table-cell>
          <table:table-cell office:value-type="float" office:value="2667772" table:style-name="ce13">
            <text:p>2,667,772</text:p>
          </table:table-cell>
          <table:table-cell office:value-type="float" office:value="4272" table:style-name="ce13">
            <text:p>4,272</text:p>
          </table:table-cell>
          <table:table-cell office:value-type="float" office:value="0.15" table:style-name="ce14">
            <text:p>0.15</text:p>
          </table:table-cell>
          <table:table-cell office:value-type="float" office:value="0" table:style-name="ce14">
            <text:p>0.00</text:p>
          </table:table-cell>
          <table:table-cell office:value-type="float" office:value="997.78" table:style-name="ce14">
            <text:p>997.78</text:p>
          </table:table-cell>
          <table:table-cell office:value-type="float" office:value="3869" table:style-name="ce13">
            <text:p>3,869</text:p>
          </table:table-cell>
          <table:table-cell office:value-type="float" office:value="40709" table:style-name="ce13">
            <text:p>40,70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中商業銀行</text:span></text:p>
          </table:table-cell>
          <table:table-cell office:value-type="float" office:value="159017" table:style-name="ce13">
            <text:p>159,017</text:p>
          </table:table-cell>
          <table:table-cell office:value-type="float" office:value="77170" table:style-name="ce13">
            <text:p>77,170</text:p>
          </table:table-cell>
          <table:table-cell office:value-type="float" office:value="2325" table:style-name="ce13">
            <text:p>2,325</text:p>
          </table:table-cell>
          <table:table-cell office:value-type="float" office:value="1055" table:style-name="ce13">
            <text:p>1,055</text:p>
          </table:table-cell>
          <table:table-cell office:value-type="float" office:value="209152" table:style-name="ce13">
            <text:p>209,152</text:p>
          </table:table-cell>
          <table:table-cell office:value-type="float" office:value="50633" table:style-name="ce13">
            <text:p>50,633</text:p>
          </table:table-cell>
          <table:table-cell office:value-type="float" office:value="562730" table:style-name="ce13">
            <text:p>562,730</text:p>
          </table:table-cell>
          <table:table-cell office:value-type="float" office:value="334" table:style-name="ce13">
            <text:p>334</text:p>
          </table:table-cell>
          <table:table-cell office:value-type="float" office:value="0.32" table:style-name="ce14">
            <text:p>0.32</text:p>
          </table:table-cell>
          <table:table-cell office:value-type="float" office:value="0" table:style-name="ce14">
            <text:p>0.00</text:p>
          </table:table-cell>
          <table:table-cell office:value-type="float" office:value="1582.09" table:style-name="ce14">
            <text:p>1,582.09</text:p>
          </table:table-cell>
          <table:table-cell office:value-type="float" office:value="655" table:style-name="ce13">
            <text:p>655</text:p>
          </table:table-cell>
          <table:table-cell office:value-type="float" office:value="15258" table:style-name="ce13">
            <text:p>15,25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滙豐</text:span>(<text:span text:style-name="T4">台灣</text:span>)<text:span text:style-name="T4">商業銀行</text:span></text:p>
          </table:table-cell>
          <table:table-cell office:value-type="float" office:value="630224" table:style-name="ce13">
            <text:p>630,224</text:p>
          </table:table-cell>
          <table:table-cell office:value-type="float" office:value="428355" table:style-name="ce13">
            <text:p>428,355</text:p>
          </table:table-cell>
          <table:table-cell office:value-type="float" office:value="6844" table:style-name="ce13">
            <text:p>6,844</text:p>
          </table:table-cell>
          <table:table-cell office:value-type="float" office:value="6240" table:style-name="ce13">
            <text:p>6,240</text:p>
          </table:table-cell>
          <table:table-cell office:value-type="float" office:value="1814356" table:style-name="ce13">
            <text:p>1,814,356</text:p>
          </table:table-cell>
          <table:table-cell office:value-type="float" office:value="1268980" table:style-name="ce13">
            <text:p>1,268,980</text:p>
          </table:table-cell>
          <table:table-cell office:value-type="float" office:value="5548652" table:style-name="ce13">
            <text:p>5,548,652</text:p>
          </table:table-cell>
          <table:table-cell office:value-type="float" office:value="23588" table:style-name="ce13">
            <text:p>23,588</text:p>
          </table:table-cell>
          <table:table-cell office:value-type="float" office:value="0.13" table:style-name="ce14">
            <text:p>0.13</text:p>
          </table:table-cell>
          <table:table-cell office:value-type="float" office:value="0" table:style-name="ce14">
            <text:p>0.00</text:p>
          </table:table-cell>
          <table:table-cell office:value-type="float" office:value="2411.1999999999998" table:style-name="ce14">
            <text:p>2,411.20</text:p>
          </table:table-cell>
          <table:table-cell office:value-type="float" office:value="4911" table:style-name="ce13">
            <text:p>4,911</text:p>
          </table:table-cell>
          <table:table-cell office:value-type="float" office:value="60694" table:style-name="ce13">
            <text:p>60,69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泰商業銀行</text:span></text:p>
          </table:table-cell>
          <table:table-cell office:value-type="float" office:value="9075" table:style-name="ce13">
            <text:p>9,075</text:p>
          </table:table-cell>
          <table:table-cell office:value-type="float" office:value="4832" table:style-name="ce13">
            <text:p>4,832</text:p>
          </table:table-cell>
          <table:table-cell office:value-type="float" office:value="4" table:style-name="ce13">
            <text:p>4</text:p>
          </table:table-cell>
          <table:table-cell office:value-type="float" office:value="19" table:style-name="ce13">
            <text:p>19</text:p>
          </table:table-cell>
          <table:table-cell office:value-type="float" office:value="9086" table:style-name="ce13">
            <text:p>9,086</text:p>
          </table:table-cell>
          <table:table-cell office:value-type="float" office:value="1858" table:style-name="ce13">
            <text:p>1,858</text:p>
          </table:table-cell>
          <table:table-cell office:value-type="float" office:value="36776" table:style-name="ce13">
            <text:p>36,776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537.54999999999995" table:style-name="ce14">
            <text:p>537.55</text:p>
          </table:table-cell>
          <table:table-cell office:value-type="float" office:value="22" table:style-name="ce13">
            <text:p>22</text:p>
          </table:table-cell>
          <table:table-cell office:value-type="float" office:value="452" table:style-name="ce13">
            <text:p>45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新光商業銀行</text:span></text:p>
          </table:table-cell>
          <table:table-cell office:value-type="float" office:value="963288" table:style-name="ce13">
            <text:p>963,288</text:p>
          </table:table-cell>
          <table:table-cell office:value-type="float" office:value="571638" table:style-name="ce13">
            <text:p>571,638</text:p>
          </table:table-cell>
          <table:table-cell office:value-type="float" office:value="9929" table:style-name="ce13">
            <text:p>9,929</text:p>
          </table:table-cell>
          <table:table-cell office:value-type="float" office:value="4402" table:style-name="ce13">
            <text:p>4,402</text:p>
          </table:table-cell>
          <table:table-cell office:value-type="float" office:value="1534016" table:style-name="ce13">
            <text:p>1,534,016</text:p>
          </table:table-cell>
          <table:table-cell office:value-type="float" office:value="2225919" table:style-name="ce13">
            <text:p>2,225,919</text:p>
          </table:table-cell>
          <table:table-cell office:value-type="float" office:value="4841911" table:style-name="ce13">
            <text:p>4,841,911</text:p>
          </table:table-cell>
          <table:table-cell office:value-type="float" office:value="6662" table:style-name="ce13">
            <text:p>6,662</text:p>
          </table:table-cell>
          <table:table-cell office:value-type="float" office:value="0.12" table:style-name="ce14">
            <text:p>0.12</text:p>
          </table:table-cell>
          <table:table-cell office:value-type="float" office:value="0" table:style-name="ce14">
            <text:p>0.00</text:p>
          </table:table-cell>
          <table:table-cell office:value-type="float" office:value="243.51" table:style-name="ce14">
            <text:p>243.51</text:p>
          </table:table-cell>
          <table:table-cell office:value-type="float" office:value="3579" table:style-name="ce13">
            <text:p>3,579</text:p>
          </table:table-cell>
          <table:table-cell office:value-type="float" office:value="47286" table:style-name="ce13">
            <text:p>47,28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陽信商業銀行</text:span></text:p>
          </table:table-cell>
          <table:table-cell office:value-type="float" office:value="116750" table:style-name="ce13">
            <text:p>116,750</text:p>
          </table:table-cell>
          <table:table-cell office:value-type="float" office:value="54793" table:style-name="ce13">
            <text:p>54,793</text:p>
          </table:table-cell>
          <table:table-cell office:value-type="float" office:value="854" table:style-name="ce13">
            <text:p>854</text:p>
          </table:table-cell>
          <table:table-cell office:value-type="float" office:value="1001" table:style-name="ce13">
            <text:p>1,001</text:p>
          </table:table-cell>
          <table:table-cell office:value-type="float" office:value="176834" table:style-name="ce13">
            <text:p>176,834</text:p>
          </table:table-cell>
          <table:table-cell office:value-type="float" office:value="88824" table:style-name="ce13">
            <text:p>88,824</text:p>
          </table:table-cell>
          <table:table-cell office:value-type="float" office:value="349162" table:style-name="ce13">
            <text:p>349,162</text:p>
          </table:table-cell>
          <table:table-cell office:value-type="float" office:value="179" table:style-name="ce13">
            <text:p>179</text:p>
          </table:table-cell>
          <table:table-cell office:value-type="float" office:value="0.53" table:style-name="ce14">
            <text:p>0.53</text:p>
          </table:table-cell>
          <table:table-cell office:value-type="float" office:value="0.04" table:style-name="ce14">
            <text:p>0.04</text:p>
          </table:table-cell>
          <table:table-cell office:value-type="float" office:value="550.01" table:style-name="ce14">
            <text:p>550.01</text:p>
          </table:table-cell>
          <table:table-cell office:value-type="float" office:value="0" table:style-name="ce13">
            <text:p>0</text:p>
          </table:table-cell>
          <table:table-cell office:value-type="float" office:value="7934" table:style-name="ce13">
            <text:p>7,93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三信商業銀行</text:span></text:p>
          </table:table-cell>
          <table:table-cell office:value-type="float" office:value="16157" table:style-name="ce13">
            <text:p>16,157</text:p>
          </table:table-cell>
          <table:table-cell office:value-type="float" office:value="10707" table:style-name="ce13">
            <text:p>10,707</text:p>
          </table:table-cell>
          <table:table-cell office:value-type="float" office:value="335" table:style-name="ce13">
            <text:p>335</text:p>
          </table:table-cell>
          <table:table-cell office:value-type="float" office:value="53" table:style-name="ce13">
            <text:p>53</text:p>
          </table:table-cell>
          <table:table-cell office:value-type="float" office:value="16834" table:style-name="ce13">
            <text:p>16,834</text:p>
          </table:table-cell>
          <table:table-cell office:value-type="float" office:value="12814" table:style-name="ce13">
            <text:p>12,814</text:p>
          </table:table-cell>
          <table:table-cell office:value-type="float" office:value="100295" table:style-name="ce13">
            <text:p>100,295</text:p>
          </table:table-cell>
          <table:table-cell office:value-type="float" office:value="34" table:style-name="ce13">
            <text:p>34</text:p>
          </table:table-cell>
          <table:table-cell office:value-type="float" office:value="0.42" table:style-name="ce14">
            <text:p>0.42</text:p>
          </table:table-cell>
          <table:table-cell office:value-type="float" office:value="0" table:style-name="ce14">
            <text:p>0.00</text:p>
          </table:table-cell>
          <table:table-cell office:value-type="float" office:value="7810.56" table:style-name="ce14">
            <text:p>7,810.56</text:p>
          </table:table-cell>
          <table:table-cell office:value-type="float" office:value="210" table:style-name="ce13">
            <text:p>210</text:p>
          </table:table-cell>
          <table:table-cell office:value-type="float" office:value="1299" table:style-name="ce13">
            <text:p>1,29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聯邦商業銀行</text:span></text:p>
          </table:table-cell>
          <table:table-cell office:value-type="float" office:value="2238082" table:style-name="ce13">
            <text:p>2,238,082</text:p>
          </table:table-cell>
          <table:table-cell office:value-type="float" office:value="1285011" table:style-name="ce13">
            <text:p>1,285,011</text:p>
          </table:table-cell>
          <table:table-cell office:value-type="float" office:value="30439" table:style-name="ce13">
            <text:p>30,439</text:p>
          </table:table-cell>
          <table:table-cell office:value-type="float" office:value="10086" table:style-name="ce13">
            <text:p>10,086</text:p>
          </table:table-cell>
          <table:table-cell office:value-type="float" office:value="5257641" table:style-name="ce13">
            <text:p>5,257,641</text:p>
          </table:table-cell>
          <table:table-cell office:value-type="float" office:value="4643445" table:style-name="ce13">
            <text:p>4,643,445</text:p>
          </table:table-cell>
          <table:table-cell office:value-type="float" office:value="9305788" table:style-name="ce13">
            <text:p>9,305,788</text:p>
          </table:table-cell>
          <table:table-cell office:value-type="float" office:value="51378" table:style-name="ce13">
            <text:p>51,378</text:p>
          </table:table-cell>
          <table:table-cell office:value-type="float" office:value="0.12" table:style-name="ce14">
            <text:p>0.12</text:p>
          </table:table-cell>
          <table:table-cell office:value-type="float" office:value="0" table:style-name="ce14">
            <text:p>0.00</text:p>
          </table:table-cell>
          <table:table-cell office:value-type="float" office:value="178.91" table:style-name="ce14">
            <text:p>178.91</text:p>
          </table:table-cell>
          <table:table-cell office:value-type="float" office:value="9988" table:style-name="ce13">
            <text:p>9,988</text:p>
          </table:table-cell>
          <table:table-cell office:value-type="float" office:value="137133" table:style-name="ce13">
            <text:p>137,13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遠東國際商業銀行</text:span></text:p>
          </table:table-cell>
          <table:table-cell office:value-type="float" office:value="1579888" table:style-name="ce13">
            <text:p>1,579,888</text:p>
          </table:table-cell>
          <table:table-cell office:value-type="float" office:value="975814" table:style-name="ce13">
            <text:p>975,814</text:p>
          </table:table-cell>
          <table:table-cell office:value-type="float" office:value="12208" table:style-name="ce13">
            <text:p>12,208</text:p>
          </table:table-cell>
          <table:table-cell office:value-type="float" office:value="7925" table:style-name="ce13">
            <text:p>7,925</text:p>
          </table:table-cell>
          <table:table-cell office:value-type="float" office:value="3766345" table:style-name="ce13">
            <text:p>3,766,345</text:p>
          </table:table-cell>
          <table:table-cell office:value-type="float" office:value="4866055" table:style-name="ce13">
            <text:p>4,866,055</text:p>
          </table:table-cell>
          <table:table-cell office:value-type="float" office:value="4896943" table:style-name="ce13">
            <text:p>4,896,943</text:p>
          </table:table-cell>
          <table:table-cell office:value-type="float" office:value="118460" table:style-name="ce13">
            <text:p>118,460</text:p>
          </table:table-cell>
          <table:table-cell office:value-type="float" office:value="0.26" table:style-name="ce14">
            <text:p>0.26</text:p>
          </table:table-cell>
          <table:table-cell office:value-type="float" office:value="0.09" table:style-name="ce14">
            <text:p>0.09</text:p>
          </table:table-cell>
          <table:table-cell office:value-type="float" office:value="104.03" table:style-name="ce14">
            <text:p>104.03</text:p>
          </table:table-cell>
          <table:table-cell office:value-type="float" office:value="7594" table:style-name="ce13">
            <text:p>7,594</text:p>
          </table:table-cell>
          <table:table-cell office:value-type="float" office:value="113095" table:style-name="ce13">
            <text:p>113,09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元大商業銀行</text:span></text:p>
          </table:table-cell>
          <table:table-cell office:value-type="float" office:value="1176095" table:style-name="ce13">
            <text:p>1,176,095</text:p>
          </table:table-cell>
          <table:table-cell office:value-type="float" office:value="552044" table:style-name="ce13">
            <text:p>552,044</text:p>
          </table:table-cell>
          <table:table-cell office:value-type="float" office:value="12783" table:style-name="ce13">
            <text:p>12,783</text:p>
          </table:table-cell>
          <table:table-cell office:value-type="float" office:value="6783" table:style-name="ce13">
            <text:p>6,783</text:p>
          </table:table-cell>
          <table:table-cell office:value-type="float" office:value="1217535" table:style-name="ce13">
            <text:p>1,217,535</text:p>
          </table:table-cell>
          <table:table-cell office:value-type="float" office:value="2926822" table:style-name="ce13">
            <text:p>2,926,822</text:p>
          </table:table-cell>
          <table:table-cell office:value-type="float" office:value="4402771" table:style-name="ce13">
            <text:p>4,402,771</text:p>
          </table:table-cell>
          <table:table-cell office:value-type="float" office:value="17772" table:style-name="ce13">
            <text:p>17,772</text:p>
          </table:table-cell>
          <table:table-cell office:value-type="float" office:value="0.08" table:style-name="ce14">
            <text:p>0.08</text:p>
          </table:table-cell>
          <table:table-cell office:value-type="float" office:value="0" table:style-name="ce14">
            <text:p>0.00</text:p>
          </table:table-cell>
          <table:table-cell office:value-type="float" office:value="621.78" table:style-name="ce14">
            <text:p>621.78</text:p>
          </table:table-cell>
          <table:table-cell office:value-type="float" office:value="3518" table:style-name="ce13">
            <text:p>3,518</text:p>
          </table:table-cell>
          <table:table-cell office:value-type="float" office:value="51809" table:style-name="ce13">
            <text:p>51,80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永豐商業銀行</text:span></text:p>
          </table:table-cell>
          <table:table-cell office:value-type="float" office:value="2162649" table:style-name="ce13">
            <text:p>2,162,649</text:p>
          </table:table-cell>
          <table:table-cell office:value-type="float" office:value="1155943" table:style-name="ce13">
            <text:p>1,155,943</text:p>
          </table:table-cell>
          <table:table-cell office:value-type="float" office:value="15518" table:style-name="ce13">
            <text:p>15,518</text:p>
          </table:table-cell>
          <table:table-cell office:value-type="float" office:value="6296" table:style-name="ce13">
            <text:p>6,296</text:p>
          </table:table-cell>
          <table:table-cell office:value-type="float" office:value="3993758" table:style-name="ce13">
            <text:p>3,993,758</text:p>
          </table:table-cell>
          <table:table-cell office:value-type="float" office:value="5109891" table:style-name="ce13">
            <text:p>5,109,891</text:p>
          </table:table-cell>
          <table:table-cell office:value-type="float" office:value="10913052" table:style-name="ce13">
            <text:p>10,913,052</text:p>
          </table:table-cell>
          <table:table-cell office:value-type="float" office:value="74804" table:style-name="ce13">
            <text:p>74,804</text:p>
          </table:table-cell>
          <table:table-cell office:value-type="float" office:value="0.12" table:style-name="ce14">
            <text:p>0.12</text:p>
          </table:table-cell>
          <table:table-cell office:value-type="float" office:value="0" table:style-name="ce14">
            <text:p>0.00</text:p>
          </table:table-cell>
          <table:table-cell office:value-type="float" office:value="979.76" table:style-name="ce14">
            <text:p>979.76</text:p>
          </table:table-cell>
          <table:table-cell office:value-type="float" office:value="7724" table:style-name="ce13">
            <text:p>7,724</text:p>
          </table:table-cell>
          <table:table-cell office:value-type="float" office:value="117583" table:style-name="ce13">
            <text:p>117,58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玉山商業銀行</text:span></text:p>
          </table:table-cell>
          <table:table-cell office:value-type="float" office:value="6608027" table:style-name="ce13">
            <text:p>6,608,027</text:p>
          </table:table-cell>
          <table:table-cell office:value-type="float" office:value="4495978" table:style-name="ce13">
            <text:p>4,495,978</text:p>
          </table:table-cell>
          <table:table-cell office:value-type="float" office:value="40300" table:style-name="ce13">
            <text:p>40,300</text:p>
          </table:table-cell>
          <table:table-cell office:value-type="float" office:value="19157" table:style-name="ce13">
            <text:p>19,157</text:p>
          </table:table-cell>
          <table:table-cell office:value-type="float" office:value="12289701" table:style-name="ce13">
            <text:p>12,289,701</text:p>
          </table:table-cell>
          <table:table-cell office:value-type="float" office:value="20682560" table:style-name="ce13">
            <text:p>20,682,560</text:p>
          </table:table-cell>
          <table:table-cell office:value-type="float" office:value="40709925" table:style-name="ce13">
            <text:p>40,709,925</text:p>
          </table:table-cell>
          <table:table-cell office:value-type="float" office:value="255838" table:style-name="ce13">
            <text:p>255,838</text:p>
          </table:table-cell>
          <table:table-cell office:value-type="float" office:value="0.1" table:style-name="ce14">
            <text:p>0.10</text:p>
          </table:table-cell>
          <table:table-cell office:value-type="float" office:value="0" table:style-name="ce14">
            <text:p>0.00</text:p>
          </table:table-cell>
          <table:table-cell office:value-type="float" office:value="808.56" table:style-name="ce14">
            <text:p>808.56</text:p>
          </table:table-cell>
          <table:table-cell office:value-type="float" office:value="46148" table:style-name="ce13">
            <text:p>46,148</text:p>
          </table:table-cell>
          <table:table-cell office:value-type="float" office:value="437095" table:style-name="ce13">
            <text:p>437,09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凱基商業銀行</text:span></text:p>
          </table:table-cell>
          <table:table-cell office:value-type="float" office:value="374909" table:style-name="ce13">
            <text:p>374,909</text:p>
          </table:table-cell>
          <table:table-cell office:value-type="float" office:value="191162" table:style-name="ce13">
            <text:p>191,162</text:p>
          </table:table-cell>
          <table:table-cell office:value-type="float" office:value="3186" table:style-name="ce13">
            <text:p>3,186</text:p>
          </table:table-cell>
          <table:table-cell office:value-type="float" office:value="2309" table:style-name="ce13">
            <text:p>2,309</text:p>
          </table:table-cell>
          <table:table-cell office:value-type="float" office:value="1103318" table:style-name="ce13">
            <text:p>1,103,318</text:p>
          </table:table-cell>
          <table:table-cell office:value-type="float" office:value="924391" table:style-name="ce13">
            <text:p>924,391</text:p>
          </table:table-cell>
          <table:table-cell office:value-type="float" office:value="980947" table:style-name="ce13">
            <text:p>980,947</text:p>
          </table:table-cell>
          <table:table-cell office:value-type="float" office:value="7359" table:style-name="ce13">
            <text:p>7,359</text:p>
          </table:table-cell>
          <table:table-cell office:value-type="float" office:value="0.53" table:style-name="ce14">
            <text:p>0.53</text:p>
          </table:table-cell>
          <table:table-cell office:value-type="float" office:value="0.28999999999999998" table:style-name="ce14">
            <text:p>0.29</text:p>
          </table:table-cell>
          <table:table-cell office:value-type="float" office:value="199.56" table:style-name="ce14">
            <text:p>199.56</text:p>
          </table:table-cell>
          <table:table-cell office:value-type="float" office:value="5813" table:style-name="ce13">
            <text:p>5,813</text:p>
          </table:table-cell>
          <table:table-cell office:value-type="float" office:value="57332" table:style-name="ce13">
            <text:p>57,33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星展</text:span>(<text:span text:style-name="T4">台灣</text:span>)<text:span text:style-name="T4">商業銀行</text:span></text:p>
          </table:table-cell>
          <table:table-cell office:value-type="float" office:value="620072" table:style-name="ce13">
            <text:p>620,072</text:p>
          </table:table-cell>
          <table:table-cell office:value-type="float" office:value="317527" table:style-name="ce13">
            <text:p>317,527</text:p>
          </table:table-cell>
          <table:table-cell office:value-type="float" office:value="4936" table:style-name="ce13">
            <text:p>4,936</text:p>
          </table:table-cell>
          <table:table-cell office:value-type="float" office:value="4613" table:style-name="ce13">
            <text:p>4,613</text:p>
          </table:table-cell>
          <table:table-cell office:value-type="float" office:value="1284866" table:style-name="ce13">
            <text:p>1,284,866</text:p>
          </table:table-cell>
          <table:table-cell office:value-type="float" office:value="2201632" table:style-name="ce13">
            <text:p>2,201,632</text:p>
          </table:table-cell>
          <table:table-cell office:value-type="float" office:value="3445173" table:style-name="ce13">
            <text:p>3,445,173</text:p>
          </table:table-cell>
          <table:table-cell office:value-type="float" office:value="20268" table:style-name="ce13">
            <text:p>20,268</text:p>
          </table:table-cell>
          <table:table-cell office:value-type="float" office:value="0.46" table:style-name="ce14">
            <text:p>0.46</text:p>
          </table:table-cell>
          <table:table-cell office:value-type="float" office:value="0" table:style-name="ce14">
            <text:p>0.00</text:p>
          </table:table-cell>
          <table:table-cell office:value-type="float" office:value="422.42" table:style-name="ce14">
            <text:p>422.42</text:p>
          </table:table-cell>
          <table:table-cell office:value-type="float" office:value="10871" table:style-name="ce13">
            <text:p>10,871</text:p>
          </table:table-cell>
          <table:table-cell office:value-type="float" office:value="126521" table:style-name="ce13">
            <text:p>126,52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新國際商業銀行</text:span></text:p>
          </table:table-cell>
          <table:table-cell office:value-type="float" office:value="6034814" table:style-name="ce13">
            <text:p>6,034,814</text:p>
          </table:table-cell>
          <table:table-cell office:value-type="float" office:value="4067702" table:style-name="ce13">
            <text:p>4,067,702</text:p>
          </table:table-cell>
          <table:table-cell office:value-type="float" office:value="68599" table:style-name="ce13">
            <text:p>68,599</text:p>
          </table:table-cell>
          <table:table-cell office:value-type="float" office:value="25320" table:style-name="ce13">
            <text:p>25,320</text:p>
          </table:table-cell>
          <table:table-cell office:value-type="float" office:value="9945436" table:style-name="ce13">
            <text:p>9,945,436</text:p>
          </table:table-cell>
          <table:table-cell office:value-type="float" office:value="22521277" table:style-name="ce13">
            <text:p>22,521,277</text:p>
          </table:table-cell>
          <table:table-cell office:value-type="float" office:value="32744455" table:style-name="ce13">
            <text:p>32,744,455</text:p>
          </table:table-cell>
          <table:table-cell office:value-type="float" office:value="164950" table:style-name="ce13">
            <text:p>164,950</text:p>
          </table:table-cell>
          <table:table-cell office:value-type="float" office:value="0.09" table:style-name="ce14">
            <text:p>0.09</text:p>
          </table:table-cell>
          <table:table-cell office:value-type="float" office:value="0.01" table:style-name="ce14">
            <text:p>0.01</text:p>
          </table:table-cell>
          <table:table-cell office:value-type="float" office:value="1124.46" table:style-name="ce14">
            <text:p>1,124.46</text:p>
          </table:table-cell>
          <table:table-cell office:value-type="float" office:value="22670" table:style-name="ce13">
            <text:p>22,670</text:p>
          </table:table-cell>
          <table:table-cell office:value-type="float" office:value="257572" table:style-name="ce13">
            <text:p>257,57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日盛國際商業銀行</text:span></text:p>
          </table:table-cell>
          <table:table-cell office:value-type="float" office:value="139853" table:style-name="ce13">
            <text:p>139,853</text:p>
          </table:table-cell>
          <table:table-cell office:value-type="float" office:value="90402" table:style-name="ce13">
            <text:p>90,402</text:p>
          </table:table-cell>
          <table:table-cell office:value-type="float" office:value="263" table:style-name="ce13">
            <text:p>263</text:p>
          </table:table-cell>
          <table:table-cell office:value-type="float" office:value="1069" table:style-name="ce13">
            <text:p>1,069</text:p>
          </table:table-cell>
          <table:table-cell office:value-type="float" office:value="229684" table:style-name="ce13">
            <text:p>229,684</text:p>
          </table:table-cell>
          <table:table-cell office:value-type="float" office:value="110684" table:style-name="ce13">
            <text:p>110,684</text:p>
          </table:table-cell>
          <table:table-cell office:value-type="float" office:value="281693" table:style-name="ce13">
            <text:p>281,693</text:p>
          </table:table-cell>
          <table:table-cell office:value-type="float" office:value="1481" table:style-name="ce13">
            <text:p>1,481</text:p>
          </table:table-cell>
          <table:table-cell office:value-type="float" office:value="0.2" table:style-name="ce14">
            <text:p>0.20</text:p>
          </table:table-cell>
          <table:table-cell office:value-type="float" office:value="0" table:style-name="ce14">
            <text:p>0.00</text:p>
          </table:table-cell>
          <table:table-cell office:value-type="float" office:value="954.58" table:style-name="ce14">
            <text:p>954.58</text:p>
          </table:table-cell>
          <table:table-cell office:value-type="float" office:value="275" table:style-name="ce13">
            <text:p>275</text:p>
          </table:table-cell>
          <table:table-cell office:value-type="float" office:value="5781" table:style-name="ce13">
            <text:p>5,78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安泰商業銀行</text:span></text:p>
          </table:table-cell>
          <table:table-cell office:value-type="float" office:value="123651" table:style-name="ce13">
            <text:p>123,651</text:p>
          </table:table-cell>
          <table:table-cell office:value-type="float" office:value="53694" table:style-name="ce13">
            <text:p>53,694</text:p>
          </table:table-cell>
          <table:table-cell office:value-type="float" office:value="446" table:style-name="ce13">
            <text:p>446</text:p>
          </table:table-cell>
          <table:table-cell office:value-type="float" office:value="414" table:style-name="ce13">
            <text:p>414</text:p>
          </table:table-cell>
          <table:table-cell office:value-type="float" office:value="188970" table:style-name="ce13">
            <text:p>188,970</text:p>
          </table:table-cell>
          <table:table-cell office:value-type="float" office:value="1089140" table:style-name="ce13">
            <text:p>1,089,140</text:p>
          </table:table-cell>
          <table:table-cell office:value-type="float" office:value="351889" table:style-name="ce13">
            <text:p>351,889</text:p>
          </table:table-cell>
          <table:table-cell office:value-type="float" office:value="407" table:style-name="ce13">
            <text:p>407</text:p>
          </table:table-cell>
          <table:table-cell office:value-type="float" office:value="0.1" table:style-name="ce14">
            <text:p>0.10</text:p>
          </table:table-cell>
          <table:table-cell office:value-type="float" office:value="0.01" table:style-name="ce14">
            <text:p>0.01</text:p>
          </table:table-cell>
          <table:table-cell office:value-type="float" office:value="469.55" table:style-name="ce14">
            <text:p>469.55</text:p>
          </table:table-cell>
          <table:table-cell office:value-type="float" office:value="2489" table:style-name="ce13">
            <text:p>2,489</text:p>
          </table:table-cell>
          <table:table-cell office:value-type="float" office:value="11036" table:style-name="ce13">
            <text:p>11,03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中國信託商業銀行</text:span></text:p>
          </table:table-cell>
          <table:table-cell office:value-type="float" office:value="7775188" table:style-name="ce13">
            <text:p>7,775,188</text:p>
          </table:table-cell>
          <table:table-cell office:value-type="float" office:value="4870287" table:style-name="ce13">
            <text:p>4,870,287</text:p>
          </table:table-cell>
          <table:table-cell office:value-type="float" office:value="90194" table:style-name="ce13">
            <text:p>90,194</text:p>
          </table:table-cell>
          <table:table-cell office:value-type="float" office:value="42511" table:style-name="ce13">
            <text:p>42,511</text:p>
          </table:table-cell>
          <table:table-cell office:value-type="float" office:value="15017424" table:style-name="ce13">
            <text:p>15,017,424</text:p>
          </table:table-cell>
          <table:table-cell office:value-type="float" office:value="29644937" table:style-name="ce13">
            <text:p>29,644,937</text:p>
          </table:table-cell>
          <table:table-cell office:value-type="float" office:value="44667520" table:style-name="ce13">
            <text:p>44,667,520</text:p>
          </table:table-cell>
          <table:table-cell office:value-type="float" office:value="594378" table:style-name="ce13">
            <text:p>594,378</text:p>
          </table:table-cell>
          <table:table-cell office:value-type="float" office:value="0.08" table:style-name="ce14">
            <text:p>0.08</text:p>
          </table:table-cell>
          <table:table-cell office:value-type="float" office:value="0" table:style-name="ce14">
            <text:p>0.00</text:p>
          </table:table-cell>
          <table:table-cell office:value-type="float" office:value="508.28" table:style-name="ce14">
            <text:p>508.28</text:p>
          </table:table-cell>
          <table:table-cell office:value-type="float" office:value="33613" table:style-name="ce13">
            <text:p>33,613</text:p>
          </table:table-cell>
          <table:table-cell office:value-type="float" office:value="666952" table:style-name="ce13">
            <text:p>666,95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樂天信用卡股份有限公司</text:span></text:p>
          </table:table-cell>
          <table:table-cell office:value-type="float" office:value="599591" table:style-name="ce13">
            <text:p>599,591</text:p>
          </table:table-cell>
          <table:table-cell office:value-type="float" office:value="202483" table:style-name="ce13">
            <text:p>202,483</text:p>
          </table:table-cell>
          <table:table-cell office:value-type="float" office:value="1247" table:style-name="ce13">
            <text:p>1,247</text:p>
          </table:table-cell>
          <table:table-cell office:value-type="float" office:value="4563" table:style-name="ce13">
            <text:p>4,563</text:p>
          </table:table-cell>
          <table:table-cell office:value-type="float" office:value="522463" table:style-name="ce13">
            <text:p>522,463</text:p>
          </table:table-cell>
          <table:table-cell office:value-type="float" office:value="811087" table:style-name="ce13">
            <text:p>811,087</text:p>
          </table:table-cell>
          <table:table-cell office:value-type="float" office:value="1021086" table:style-name="ce13">
            <text:p>1,021,086</text:p>
          </table:table-cell>
          <table:table-cell office:value-type="float" office:value="5763" table:style-name="ce13">
            <text:p>5,763</text:p>
          </table:table-cell>
          <table:table-cell office:value-type="float" office:value="1.56" table:style-name="ce14">
            <text:p>1.56</text:p>
          </table:table-cell>
          <table:table-cell office:value-type="float" office:value="0.71" table:style-name="ce14">
            <text:p>0.71</text:p>
          </table:table-cell>
          <table:table-cell office:value-type="float" office:value="129.15" table:style-name="ce14">
            <text:p>129.15</text:p>
          </table:table-cell>
          <table:table-cell office:value-type="float" office:value="976" table:style-name="ce13">
            <text:p>976</text:p>
          </table:table-cell>
          <table:table-cell office:value-type="float" office:value="9828" table:style-name="ce13">
            <text:p>9,82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美國運通國際</text:span>(<text:span text:style-name="T4">股</text:span>)<text:span text:style-name="T4">公司</text:span></text:p>
          </table:table-cell>
          <table:table-cell office:value-type="float" office:value="169620" table:style-name="ce13">
            <text:p>169,620</text:p>
          </table:table-cell>
          <table:table-cell office:value-type="float" office:value="93650" table:style-name="ce13">
            <text:p>93,650</text:p>
          </table:table-cell>
          <table:table-cell office:value-type="float" office:value="2654" table:style-name="ce13">
            <text:p>2,654</text:p>
          </table:table-cell>
          <table:table-cell office:value-type="float" office:value="2265" table:style-name="ce13">
            <text:p>2,265</text:p>
          </table:table-cell>
          <table:table-cell office:value-type="float" office:value="224648" table:style-name="ce13">
            <text:p>224,648</text:p>
          </table:table-cell>
          <table:table-cell office:value-type="float" office:value="0" table:style-name="ce13">
            <text:p>0</text:p>
          </table:table-cell>
          <table:table-cell office:value-type="float" office:value="3363337" table:style-name="ce13">
            <text:p>3,363,337</text:p>
          </table:table-cell>
          <table:table-cell office:value-type="float" office:value="134" table:style-name="ce13">
            <text:p>134</text:p>
          </table:table-cell>
          <table:table-cell office:value-type="float" office:value="0.21" table:style-name="ce14">
            <text:p>0.21</text:p>
          </table:table-cell>
          <table:table-cell office:value-type="float" office:value="0" table:style-name="ce14">
            <text:p>0.00</text:p>
          </table:table-cell>
          <table:table-cell office:value-type="float" office:value="956.13" table:style-name="ce14">
            <text:p>956.13</text:p>
          </table:table-cell>
          <table:table-cell office:value-type="float" office:value="1247" table:style-name="ce13">
            <text:p>1,247</text:p>
          </table:table-cell>
          <table:table-cell office:value-type="float" office:value="22813" table:style-name="ce13">
            <text:p>22,81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總計</text:span></text:p>
          </table:table-cell>
          <table:table-cell office:value-type="float" office:value="52402819" table:style-name="ce13">
            <text:p>52,402,819</text:p>
          </table:table-cell>
          <table:table-cell office:value-type="float" office:value="33486160" table:style-name="ce13">
            <text:p>33,486,160</text:p>
          </table:table-cell>
          <table:table-cell office:value-type="float" office:value="522647" table:style-name="ce13">
            <text:p>522,647</text:p>
          </table:table-cell>
          <table:table-cell office:value-type="float" office:value="273763" table:style-name="ce13">
            <text:p>273,763</text:p>
          </table:table-cell>
          <table:table-cell office:value-type="float" office:value="99737431" table:style-name="ce13">
            <text:p>99,737,431</text:p>
          </table:table-cell>
          <table:table-cell office:value-type="float" office:value="165631688" table:style-name="ce13">
            <text:p>165,631,688</text:p>
          </table:table-cell>
          <table:table-cell office:value-type="float" office:value="292065322" table:style-name="ce13">
            <text:p>292,065,322</text:p>
          </table:table-cell>
          <table:table-cell office:value-type="float" office:value="1798916" table:style-name="ce13">
            <text:p>1,798,916</text:p>
          </table:table-cell>
          <table:table-cell office:value-type="float" office:value="0.12816277553777214" table:style-name="ce14">
            <text:p>0.13</text:p>
          </table:table-cell>
          <table:table-cell office:value-type="float" office:value="0.02" table:style-name="ce14">
            <text:p>0.02</text:p>
          </table:table-cell>
          <table:table-cell office:value-type="float" office:value="576.62186909874049" table:style-name="ce14">
            <text:p>576.62</text:p>
          </table:table-cell>
          <table:table-cell office:value-type="float" office:value="306337" table:style-name="ce13">
            <text:p>306,337</text:p>
          </table:table-cell>
          <table:table-cell office:value-type="float" office:value="3549222" table:style-name="ce13">
            <text:p>3,549,222</text:p>
          </table:table-cell>
          <table:table-cell table:number-columns-repeated="16370" table:style-name="ce15"/>
        </table:table-row>
        <table:table-row table:style-name="ro6">
          <table:table-cell table:number-columns-repeated="16384" table:style-name="ce15"/>
        </table:table-row>
        <table:table-row table:style-name="ro6">
          <table:table-cell office:value-type="string" table:style-name="ce16">
            <text:p><text:span text:style-name="T6">一、資料來源：各金融機構自行申報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二、揭露項目及認定標準：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1.<text:span text:style-name="T6">流通卡數：發卡總數減停卡總數，且卡片狀況為正常者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2.<text:span text:style-name="T6">有效卡數：最近六個月有消費紀錄之卡，不含</text:span>Debit<text:span text:style-name="T6">卡，只有郵購分期交易亦算有效卡，不含只有循環繳款之卡片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3.<text:span text:style-name="T6">當月發卡數：不含補發卡、續卡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4.<text:span text:style-name="T6">當月停卡數：指新增停卡部分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5.<text:span text:style-name="T6">循環信用餘額：係指持卡人使用循環信用之餘額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6.<text:span text:style-name="T6">未到期分期付款餘額：包括預借現金分期、消費帳款分期及帳單分期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7.<text:span text:style-name="T6">當月簽帳金額：係指持卡人當月刷卡消費金額，如屬分期消費帳款應於消費當月全數申報本欄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8.<text:span text:style-name="T6">當月預借現金金額：係指持卡人當月動用預借現金金額，如屬分期預借現金應於動用當月全數申報本欄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9.<text:span text:style-name="T6">逾期帳款：指持卡人每月繳款金額未達最低應繳金額、及雖未超逾期限但已向主、從債務人訴追者，其應付帳款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　　　　　　若持卡人已逾期達數月，而嗣後繳付金額僅涵蓋一個月的最低應繳金額，則逾期期間減少一個月，須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　　　　　　俟持卡人將所積欠各期最低應繳金額全部償還後，始得回復為未逾期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10.<text:span text:style-name="T6">備抵呆帳提足率：實際提列備抵呆帳占應提備抵呆帳之比率。</text:span></text:p>
          </table:table-cell>
          <table:table-cell table:number-columns-repeated="16383" table:style-name="ce15"/>
        </table:table-row>
        <table:table-row table:number-rows-repeated="4" table:style-name="ro6">
          <table:table-cell table:number-columns-repeated="16384" table:style-name="ce15"/>
        </table:table-row>
        <table:table-row table:number-rows-repeated="1048518" table:style-name="ro2">
          <table:table-cell table:number-columns-repeated="16384"/>
        </table:table-row>
        <table:named-expressions>
          <table:named-range table:name="外部資料_1" table:cell-range-address="11011.$A$1:11011.$N$23" table:base-cell-address="11011.$A$1"/>
          <table:named-range table:name="外部資料_10" table:cell-range-address="11011.$A$1:11011.$N$23" table:base-cell-address="11011.$A$1"/>
          <table:named-range table:name="外部資料_11" table:cell-range-address="11011.$A$1:11011.$N$23" table:base-cell-address="11011.$A$1"/>
          <table:named-range table:name="外部資料_12" table:cell-range-address="11011.$A$1:11011.$N$23" table:base-cell-address="11011.$A$1"/>
          <table:named-range table:name="外部資料_13" table:cell-range-address="11011.$A$1:11011.$N$23" table:base-cell-address="11011.$A$1"/>
          <table:named-range table:name="外部資料_14" table:cell-range-address="11011.$A$1:11011.$N$23" table:base-cell-address="11011.$A$1"/>
          <table:named-range table:name="外部資料_15" table:cell-range-address="11011.$A$1:11011.$N$23" table:base-cell-address="11011.$A$1"/>
          <table:named-range table:name="外部資料_16" table:cell-range-address="11011.$A$1:11011.$N$23" table:base-cell-address="11011.$A$1"/>
          <table:named-range table:name="外部資料_17" table:cell-range-address="11011.$A$1:11011.$N$23" table:base-cell-address="11011.$A$1"/>
          <table:named-range table:name="外部資料_18" table:cell-range-address="11011.$A$1:11011.$N$23" table:base-cell-address="11011.$A$1"/>
          <table:named-range table:name="外部資料_19" table:cell-range-address="11011.$A$1:11011.$N$23" table:base-cell-address="11011.$A$1"/>
          <table:named-range table:name="外部資料_2" table:cell-range-address="11011.$A$1:11011.$N$23" table:base-cell-address="11011.$A$1"/>
          <table:named-range table:name="外部資料_20" table:cell-range-address="11011.$A$1:11011.$N$23" table:base-cell-address="11011.$A$1"/>
          <table:named-range table:name="外部資料_21" table:cell-range-address="11011.$A$1:11011.$N$23" table:base-cell-address="11011.$A$1"/>
          <table:named-range table:name="外部資料_22" table:cell-range-address="11011.$A$1:11011.$N$23" table:base-cell-address="11011.$A$1"/>
          <table:named-range table:name="外部資料_23" table:cell-range-address="11011.$A$1:11011.$N$23" table:base-cell-address="11011.$A$1"/>
          <table:named-range table:name="外部資料_24" table:cell-range-address="11011.$A$1:11011.$N$23" table:base-cell-address="11011.$A$1"/>
          <table:named-range table:name="外部資料_25" table:cell-range-address="11011.$A$1:11011.$N$23" table:base-cell-address="11011.$A$1"/>
          <table:named-range table:name="外部資料_26" table:cell-range-address="11011.$A$1:11011.$N$23" table:base-cell-address="11011.$A$1"/>
          <table:named-range table:name="外部資料_27" table:cell-range-address="11011.$A$1:11011.$N$23" table:base-cell-address="11011.$A$1"/>
          <table:named-range table:name="外部資料_28" table:cell-range-address="11011.$A$1:11011.$N$23" table:base-cell-address="11011.$A$1"/>
          <table:named-range table:name="外部資料_29" table:cell-range-address="11011.$A$1:11011.$N$23" table:base-cell-address="11011.$A$1"/>
          <table:named-range table:name="外部資料_3" table:cell-range-address="11011.$A$1:11011.$N$23" table:base-cell-address="11011.$A$1"/>
          <table:named-range table:name="外部資料_30" table:cell-range-address="11011.$A$1:11011.$N$23" table:base-cell-address="11011.$A$1"/>
          <table:named-range table:name="外部資料_31" table:cell-range-address="11011.$A$1:11011.$N$23" table:base-cell-address="11011.$A$1"/>
          <table:named-range table:name="外部資料_32" table:cell-range-address="11011.$A$1:11011.$N$23" table:base-cell-address="11011.$A$1"/>
          <table:named-range table:name="外部資料_33" table:cell-range-address="11011.$A$1:11011.$N$23" table:base-cell-address="11011.$A$1"/>
          <table:named-range table:name="外部資料_34" table:cell-range-address="11011.$A$1:11011.$N$23" table:base-cell-address="11011.$A$1"/>
          <table:named-range table:name="外部資料_35" table:cell-range-address="11011.$A$1:11011.$N$23" table:base-cell-address="11011.$A$1"/>
          <table:named-range table:name="外部資料_36" table:cell-range-address="11011.$A$1:11011.$N$23" table:base-cell-address="11011.$A$1"/>
          <table:named-range table:name="外部資料_37" table:cell-range-address="11011.$A$1:11011.$N$23" table:base-cell-address="11011.$A$1"/>
          <table:named-range table:name="外部資料_38" table:cell-range-address="11011.$A$1:11011.$N$23" table:base-cell-address="11011.$A$1"/>
          <table:named-range table:name="外部資料_39" table:cell-range-address="11011.$A$1:11011.$N$23" table:base-cell-address="11011.$A$1"/>
          <table:named-range table:name="外部資料_4" table:cell-range-address="11011.$A$1:11011.$N$23" table:base-cell-address="11011.$A$1"/>
          <table:named-range table:name="外部資料_40" table:cell-range-address="11011.$A$1:11011.$N$23" table:base-cell-address="11011.$A$1"/>
          <table:named-range table:name="外部資料_41" table:cell-range-address="11011.$A$1:11011.$N$23" table:base-cell-address="11011.$A$1"/>
          <table:named-range table:name="外部資料_42" table:cell-range-address="11011.$A$1:11011.$N$23" table:base-cell-address="11011.$A$1"/>
          <table:named-range table:name="外部資料_43" table:cell-range-address="11011.$A$1:11011.$N$23" table:base-cell-address="11011.$A$1"/>
          <table:named-range table:name="外部資料_44" table:cell-range-address="11011.$A$1:11011.$N$23" table:base-cell-address="11011.$A$1"/>
          <table:named-range table:name="外部資料_45" table:cell-range-address="11011.$A$1:11011.$N$23" table:base-cell-address="11011.$A$1"/>
          <table:named-range table:name="外部資料_46" table:cell-range-address="11011.$A$1:11011.$N$23" table:base-cell-address="11011.$A$1"/>
          <table:named-range table:name="外部資料_47" table:cell-range-address="11011.$A$1:11011.$N$23" table:base-cell-address="11011.$A$1"/>
          <table:named-range table:name="外部資料_48" table:cell-range-address="11011.$A$1:11011.$N$23" table:base-cell-address="11011.$A$1"/>
          <table:named-range table:name="外部資料_49" table:cell-range-address="11011.$A$1:11011.$N$23" table:base-cell-address="11011.$A$1"/>
          <table:named-range table:name="外部資料_5" table:cell-range-address="11011.$A$1:11011.$N$23" table:base-cell-address="11011.$A$1"/>
          <table:named-range table:name="外部資料_50" table:cell-range-address="11011.$A$1:11011.$N$23" table:base-cell-address="11011.$A$1"/>
          <table:named-range table:name="外部資料_51" table:cell-range-address="11011.$A$1:11011.$N$23" table:base-cell-address="11011.$A$1"/>
          <table:named-range table:name="外部資料_52" table:cell-range-address="11011.$A$1:11011.$N$23" table:base-cell-address="11011.$A$1"/>
          <table:named-range table:name="外部資料_53" table:cell-range-address="11011.$A$1:11011.$N$23" table:base-cell-address="11011.$A$1"/>
          <table:named-range table:name="外部資料_54" table:cell-range-address="11011.$A$1:11011.$N$23" table:base-cell-address="11011.$A$1"/>
          <table:named-range table:name="外部資料_55" table:cell-range-address="11011.$A$1:11011.$N$23" table:base-cell-address="11011.$A$1"/>
          <table:named-range table:name="外部資料_56" table:cell-range-address="11011.$A$1:11011.$N$23" table:base-cell-address="11011.$A$1"/>
          <table:named-range table:name="外部資料_57" table:cell-range-address="11011.$A$1:11011.$N$23" table:base-cell-address="11011.$A$1"/>
          <table:named-range table:name="外部資料_58" table:cell-range-address="11011.$A$1:11011.$N$23" table:base-cell-address="11011.$A$1"/>
          <table:named-range table:name="外部資料_59" table:cell-range-address="11011.$A$1:11011.$N$23" table:base-cell-address="11011.$A$1"/>
          <table:named-range table:name="外部資料_6" table:cell-range-address="11011.$A$1:11011.$N$23" table:base-cell-address="11011.$A$1"/>
          <table:named-range table:name="外部資料_60" table:cell-range-address="11011.$A$1:11011.$N$23" table:base-cell-address="11011.$A$1"/>
          <table:named-range table:name="外部資料_61" table:cell-range-address="11011.$A$1:11011.$N$23" table:base-cell-address="11011.$A$1"/>
          <table:named-range table:name="外部資料_62" table:cell-range-address="11011.$A$1:11011.$N$23" table:base-cell-address="11011.$A$1"/>
          <table:named-range table:name="外部資料_63" table:cell-range-address="11011.$A$1:11011.$N$23" table:base-cell-address="11011.$A$1"/>
          <table:named-range table:name="外部資料_64" table:cell-range-address="11011.$A$1:11011.$N$23" table:base-cell-address="11011.$A$1"/>
          <table:named-range table:name="外部資料_65" table:cell-range-address="11011.$A$1:11011.$N$23" table:base-cell-address="11011.$A$1"/>
          <table:named-range table:name="外部資料_66" table:cell-range-address="11011.$A$1:11011.$N$23" table:base-cell-address="11011.$A$1"/>
          <table:named-range table:name="外部資料_67" table:cell-range-address="11011.$A$1:11011.$N$23" table:base-cell-address="11011.$A$1"/>
          <table:named-range table:name="外部資料_68" table:cell-range-address="11011.$A$1:11011.$N$23" table:base-cell-address="11011.$A$1"/>
          <table:named-range table:name="外部資料_69" table:cell-range-address="11011.$A$1:11011.$N$23" table:base-cell-address="11011.$A$1"/>
          <table:named-range table:name="外部資料_7" table:cell-range-address="11011.$A$1:11011.$N$23" table:base-cell-address="11011.$A$1"/>
          <table:named-range table:name="外部資料_70" table:cell-range-address="11011.$A$1:11011.$N$23" table:base-cell-address="11011.$A$1"/>
          <table:named-range table:name="外部資料_71" table:cell-range-address="11011.$A$1:11011.$N$23" table:base-cell-address="11011.$A$1"/>
          <table:named-range table:name="外部資料_72" table:cell-range-address="11011.$A$1:11011.$N$23" table:base-cell-address="11011.$A$1"/>
          <table:named-range table:name="外部資料_73" table:cell-range-address="11011.$A$1:11011.$N$23" table:base-cell-address="11011.$A$1"/>
          <table:named-range table:name="外部資料_8" table:cell-range-address="11011.$A$1:11011.$N$23" table:base-cell-address="11011.$A$1"/>
          <table:named-range table:name="外部資料_9" table:cell-range-address="11011.$A$1:11011.$N$23" table:base-cell-address="1101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in" fo:margin-bottom="0in" fo:margin-left="0.78740157480315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393700787401575in" fo:margin-left="0.78740157480315in" fo:margin-right="0.196850393700787in" fo:margin-bottom="0in"/>
      </style:header-style>
      <style:footer-style>
        <style:header-footer-properties fo:min-height="0.393700787401575in" fo:margin-left="0.7874015748031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鍾伯嶽</meta:initial-creator>
    <dc:creator>鍾伯嶽</dc:creator>
    <meta:creation-date>2021-12-21T08:21:11Z</meta:creation-date>
    <dc:date>2021-12-21T08:21:13Z</dc:date>
    <meta:print-date>2021-12-21T08:21:12Z</meta:print-date>
  </office:meta>
</office:document-meta>
</file>